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text:soft-page-break/>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546978"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5:38:58.65</dc:date>
    <dc:creator>Gemma Wright</dc:creator>
    <meta:editing-duration>PT12H24M28S</meta:editing-duration>
    <meta:editing-cycles>23</meta:editing-cycles>
    <meta:generator>OpenOffice/4.0.1$Win32 OpenOffice.org_project/401m5$Build-9714</meta:generator>
    <meta:document-statistic meta:table-count="0" meta:image-count="0" meta:object-count="0" meta:page-count="12" meta:paragraph-count="312" meta:word-count="4926" meta:character-count="30294"/>
  </office:meta>
</office:document-meta>
</file>